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Dialog">
      <style:text-properties style:font-name="Calibri1"/>
    </style:style>
    <style:style style:name="P16" style:family="paragraph" style:parent-style-name="Text_20_body">
      <style:text-properties style:font-name="Calibri1"/>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text:span><text:span text:style-name="T6">ą</text:span><text:span text:style-name="T6">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8">Pan Strzałkowski wziął wszystkie działa z Trembowli i śpiesznie pod Bar pomaszerował. Dowódca Lipków Aleksander Kryczyński, polski Tatar uszlachcony, a tytu<text:span text:style-name="T6">ł</text:span>em beja Baru przez su<text:span text:style-name="T6">ł</text:span>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note text:id="ftn7" text:note-class="endnote"><text:note-citation>7</text:note-citation><text:note-body><text:p text:style-name="Endnote">Relacja Erazma Otwinowskiego z 1699 roku</text:p></text:note-body></text:note>. Tydzie<text:span text:style-name="T6">ń</text:span> p<text:span text:style-name="T6">óź</text:span>niej nadci<text:span text:style-name="T6">ą</text:span>gn<text:span text:style-name="T6">ął</text:span> pod Bar sam Sobieski, a i dzia<text:span text:style-name="T6">ł</text:span>a z Trembowli wreszcie dotar<text:span text:style-name="T6">ł</text:span>y. </text:p>
      <text:p text:style-name="P8">Peter Pirwitz znowu machał rydlem, tym razem okopy dla świeżo pod Bar przybyłych dział budując. Wszystkie sześć ich już jutro miało koncert rozpocząć. Już od rana był Peter znowu na nogach, tym razem nie rydel lecz muszkiet 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4" text:outline-level="2">Rozdział IV</text:h>
      <text:p text:style-name="P9">"Effendi! Voulez-vous acheter?" - rozbrzmiewa<text:span text:style-name="T6">ł</text:span>o wsz<text:span text:style-name="T6">ę</text:span>dzie doko<text:span text:style-name="T6">ł</text:span>a. T<text:span text:style-name="T6">ł</text:span>um przekupni<text:span text:style-name="T6">ó</text:span>w, widz<text:span text:style-name="T6">ą</text:span>c cudzoziemc<text:span text:style-name="T6">ó</text:span>w, t<text:span text:style-name="T6">ł</text:span>oczy<text:span text:style-name="T6">ł</text:span> si<text:span text:style-name="T6">ę</text:span>, a ka<text:span text:style-name="T6">ż</text:span>dy zachwala<text:span text:style-name="T6">ł</text:span> sw<text:span text:style-name="T6">ó</text:span>j towar w j<text:span text:style-name="T6">ę</text:span>zyku, kt<text:span text:style-name="T6">ó</text:span>rego nie zna<text:span text:style-name="T6">ł</text:span>, my<text:span text:style-name="T6">ś</text:span>l<text:span text:style-name="T6">ą</text:span>c, <text:span text:style-name="T6">ż</text:span>e tak si<text:span text:style-name="T6">ę</text:span> najlepiej porozumie. Francuska delegacja z nieliczn<text:span text:style-name="T6">ą</text:span> obstaw<text:span text:style-name="T6">ą</text:span> przepycha<text:span text:style-name="T6">ł</text:span>a si<text:span text:style-name="T6">ę</text:span> jednak nie zwracaj<text:span text:style-name="T6">ą</text:span>c uwagi na handlarzy, <text:span text:style-name="T6">ś</text:span>pieszyli bowiem wezwani przed su<text:span text:style-name="T6">ł</text:span>tana. Jego monarsza wysoko<text:span text:style-name="T6">ść</text:span> raczy<text:span text:style-name="T6">ł</text:span> jednak by<text:span text:style-name="T6">ć</text:span> z postawy Francji niezadowolony i na znak tego nie przys<text:span text:style-name="T6">ł</text:span>a<text:span text:style-name="T6">ł</text:span> po pos<text:span text:style-name="T6">łó</text:span>w lektyki.</text:p>
      <text:p text:style-name="P9">Pos<text:span text:style-name="T6">ł</text:span>owie dotarli wreszcie do pa<text:span text:style-name="T6">ł</text:span>acu Topkapi i padli na twarz przed su<text:span text:style-name="T6">ł</text:span>tanem, w<text:span text:style-name="T6">ł</text:span>adc<text:span text:style-name="T6">ą</text:span> niepodzielnym pa<text:span text:style-name="T6">ń</text:span>stwa otoma<text:span text:style-name="T6">ń</text:span>skiego, panem <text:span text:style-name="T6">ż</text:span>ycia i <text:span text:style-name="T6">ś</text:span>mierci na trzech kontynentach, i kalifem, dziedzicem Proroka, zwierzchnikiem wiernych na ca<text:span text:style-name="T6">ł</text:span>ym grzesznym <text:span text:style-name="T6">ś</text:span>wiecie, w jednej osobie. <text:span text:style-name="T6">Ó</text:span>w skin<text:span text:style-name="T6">ął</text:span> wreszcie na pos<text:span text:style-name="T6">łó</text:span>w, by zbli<text:span text:style-name="T6">ż</text:span>yli si<text:span text:style-name="T6">ę</text:span> do tronu, obok kt<text:span text:style-name="T6">ó</text:span>rego sta<text:span text:style-name="T6">ł</text:span> wschodnio odziany europejczyk, t<text:span text:style-name="T6">ł</text:span>umacz zapewne. <text:s/>T<text:span text:style-name="T6">ł</text:span>umacz odezwa<text:span text:style-name="T6">ł</text:span> si<text:span text:style-name="T6">ę</text:span>:</text:p>
      <text:p text:style-name="Dialog">- Jego wysoko<text:span text:style-name="T6">ść</text:span><text:span text:style-name="T3"> gniewa si</text:span><text:span text:style-name="T6">ę</text:span><text:span text:style-name="T3">, </text:span><text:span text:style-name="T6">ż</text:span><text:span text:style-name="T3">e wasze wysi</text:span><text:span text:style-name="T6">ł</text:span><text:span text:style-name="T3">ki na rzecz zwyci</text:span><text:span text:style-name="T6">ę</text:span><text:span text:style-name="T3">stwa w tej wojnie mniejsze ostatnio wydaj</text:span><text:span text:style-name="T6">ą</text:span><text:span text:style-name="T3"> owoce. Oto kr</text:span><text:span text:style-name="T6">ó</text:span><text:span text:style-name="T3">l polski wielk</text:span><text:span text:style-name="T6">ą</text:span><text:span text:style-name="T3"> armi</text:span><text:span text:style-name="T6">ę</text:span><text:span text:style-name="T3"> zgromadzi</text:span><text:span text:style-name="T6">ł</text:span><text:span text:style-name="T3"> i najecha</text:span><text:span text:style-name="T6">ł</text:span><text:span text:style-name="T3"> Podole, kt</text:span><text:span text:style-name="T6">ó</text:span><text:span text:style-name="T3">re wszak wed</text:span><text:span text:style-name="T6">ł</text:span><text:span text:style-name="T3">ug um</text:span><text:span text:style-name="T6">ó</text:span><text:span text:style-name="T3">w prawomocnych Su</text:span><text:span text:style-name="T6">ł</text:span><text:span text:style-name="T3">tanowi si</text:span><text:span text:style-name="T6">ę</text:span><text:span text:style-name="T3"> nale</text:span><text:span text:style-name="T6">ż</text:span><text:span text:style-name="T3">y. Tymczasem nie od was o tym pochodzie zdradzieckim dowiedzieli</text:span><text:span text:style-name="T6">ś</text:span><text:span text:style-name="T3">my si</text:span><text:span text:style-name="T6">ę</text:span><text:span text:style-name="T3">, jeno wiele krwi wiernych nam </text:span><text:span text:style-name="T6">ż</text:span><text:span text:style-name="T3">o</text:span><text:span text:style-name="T6">ł</text:span><text:span text:style-name="T3">nierzy nas ta wi</text:span><text:span text:style-name="T6">eść już kosztowała. Mówcie wreszcie teraz, co wiecie o zamiarach króla Lachów.</text:span></text:p>
      <text:p text:style-name="Dialog"><text:span text:style-name="T6">- Zamiarem króla polskiego jest odzyskanie Kamieńca i Podola - odrzekli posłowie francuscy - na tym on na pewno poprzestanie, gdy granicę swego państwa sprzed lat pięciu </text:span><text:span text:style-name="T9">odzyska</text:span><text:span text:style-name="T6">. Przeto walki w tym rejonie, które wojska jego dostojności Sułtana prowadzą, marnowaniem są tylko sił, które przeciw Austrii spożytkować lepiej można. Lepiej stabilną granicę na </text:span><text:soft-page-break/><text:span text:style-name="T6">Dniestrze ustanowić, zamiast na północ od <text:s/>niego wojska marnować. Od strony Polski nic nie grozi, na Mołdawię się nie wyprawią.</text:span></text:p>
      <text:p text:style-name="P3">- Granica na Dniestrze, oddanie Podola, o czym wy mówicie? Wszystkie twierdze Podola w naszym są ręku, przede wszystki Kamieniec, a zabezpieczają go Żwaniec, Trembowla, i Bar. O żadnym wycofaniu się mowy być nie może, bo wojska nasze zaopatrywać i powiększyć w każdy czas możemy, kiedy ta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 a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text:s/>się. Ta wojna w odległym kraju wielce niewygodna się stała. Ten Lw<text:span text:style-name="T6">ó</text:span>w i Krak<text:span text:style-name="T6">ów muszą poczekać na światło prawdziwej wiary proroka. Nawet nazwy prawdziwie osmańskiej jeszcze im nie wymyślono...</text:span></text:p>
      <text:p text:style-name="P3">- Że Sobieski zdolny jest do niespodzianek, wiedzieliśmy to już. Wydawało nam się jednak, że na opanowaniu Ukrainy się w tym roku skupi. Jeśli w ogóle cokolwiek, wobec buntów w swoim kraju, podejmie. Teraz jednak fortece nasze wokół <text:s/>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text:span text:style-name="T6">ż</text:span>e jeszcze da si<text:span text:style-name="T6">ę</text:span> sk<text:span text:style-name="T6">ł</text:span>oni<text:span text:style-name="T6">ć</text:span> Lach<text:span text:style-name="T6">ó</text:span>w do pokoju takiego, kt<text:span text:style-name="T6">ó</text:span>ry nie by<text:span text:style-name="T6">ł</text:span>by dla su<text:span text:style-name="T6">ł</text:span>tana uw<text:span text:style-name="T6">ł</text:span>aczaj<text:span text:style-name="T6">ą</text:span>cy.</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pan><text:soft-page-break/><text:span text:style-name="T6">Pomorzu - na Litwę odmaszerowało. Teraz dopiero razem z Litwinami prosto na Kamieniec maszerowali. Rozkazy królewskie ich przynaglały, bo król do rozstrzygnięcia kampanii dążył.</text:span></text:p>
      <text:p text:style-name="P9">"Wielce miła moja serca a duszy pociecho - pisa<text:span text:style-name="T6">ł</text:span>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text:span text:style-name="T6">ż</text:span> prosz<text:span text:style-name="T6">ę</text:span> Ci<text:span text:style-name="T6">ę</text:span> ju<text:span text:style-name="T6">ż</text:span> teraz, zacznij t<text:span text:style-name="T6">ę</text:span> akcj<text:span text:style-name="T6">ę</text:span> o kt<text:span text:style-name="T6">ó</text:span>rej m<text:span text:style-name="T6">ó</text:span>wili<text:span text:style-name="T6">ś</text:span>my ostatnio w Jaworowie: wydosta<text:span text:style-name="T6">ń</text:span> z Kr<text:span text:style-name="T6">ó</text:span>lewca pruskiego wdow<text:span text:style-name="T6">ę</text:span> po Kalksteinie z dzie<text:span text:style-name="T6">ć</text:span>mi i przywie<text:span text:style-name="T6">ź</text:span> ich do nas, ale ka<text:span text:style-name="T6">ż</text:span> dobrze strzec, bo elektor d<text:span text:style-name="T6">ł</text:span>ugie r<text:span text:style-name="T6">ę</text:span>ce ostatnio u nas miewa..."</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oft-page-break/><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2-24T15:15:19.26</dc:date>
    <meta:editing-cycles>869</meta:editing-cycles>
    <meta:editing-duration>P2DT14H3M17S</meta:editing-duration>
    <meta:document-statistic meta:table-count="0" meta:image-count="0" meta:object-count="0" meta:page-count="18" meta:paragraph-count="158" meta:word-count="8435" meta:character-count="5682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